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5pt" style:text-underline-style="solid" style:text-underline-width="auto" style:text-underline-color="font-color" fo:font-weight="bold" officeooo:paragraph-rsid="00175477" style:font-size-asian="15pt" style:font-weight-asian="bold" style:font-name-complex="Times New Roman1" style:font-size-complex="15pt" style:font-weight-complex="bold"/>
    </style:style>
    <style:style style:name="P2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3" style:family="paragraph" style:parent-style-name="Standard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75477" officeooo:paragraph-rsid="00175477" style:font-size-asian="10.5pt" style:font-weight-asian="normal" style:font-name-complex="Times New Roman1" style:font-size-complex="12pt" style:font-weight-complex="normal"/>
    </style:style>
    <style:style style:name="P4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75477" officeooo:paragraph-rsid="00175477" style:font-size-asian="10.5pt" style:font-weight-asian="normal" style:font-name-complex="Times New Roman1" style:font-size-complex="12pt" style:font-weight-complex="normal"/>
    </style:style>
    <style:style style:name="P5" style:family="paragraph" style:parent-style-name="Standard" style:list-style-name="L2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75477" officeooo:paragraph-rsid="00175477" style:font-size-asian="10.5pt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normal" officeooo:rsid="00175477" officeooo:paragraph-rsid="00175477" style:font-size-asian="10.5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normal" officeooo:rsid="0018340c" officeooo:paragraph-rsid="0018340c" style:font-size-asian="10.5pt" style:font-weight-asian="normal" style:font-name-complex="Times New Roman1" style:font-size-complex="12pt" style:font-weight-complex="normal"/>
    </style:style>
    <style:style style:name="P8" style:family="paragraph" style:parent-style-name="Standard" style:list-style-name="L3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normal" officeooo:rsid="0018340c" officeooo:paragraph-rsid="0018340c" style:font-size-asian="10.5pt" style:font-weight-asian="normal" style:font-name-complex="Times New Roman1" style:font-size-complex="12pt" style:font-weight-complex="normal"/>
    </style:style>
    <style:style style:name="P9" style:family="paragraph" style:parent-style-name="Standard_20__28_user_29_">
      <style:paragraph-properties fo:margin-top="0in" fo:margin-bottom="0in" loext:contextual-spacing="false" fo:line-height="115%"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paragraph-rsid="00175477" style:font-size-asian="18pt" style:font-weight-asian="bold" style:font-name-complex="Times New Roman1"/>
    </style:style>
    <style:style style:name="P10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officeooo:paragraph-rsid="00175477" style:font-name-complex="Times New Roman1"/>
    </style:style>
    <style:style style:name="P11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fo:font-size="12pt" fo:font-style="italic" officeooo:paragraph-rsid="00175477" style:font-size-asian="12pt" style:font-style-asian="italic" style:font-name-complex="Times New Roman1"/>
    </style:style>
    <style:style style:name="P12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13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2pt" officeooo:paragraph-rsid="00175477" style:font-size-asian="12pt" style:font-name-complex="Times New Roman1"/>
    </style:style>
    <style:style style:name="P14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officeooo:rsid="00424b46" officeooo:paragraph-rsid="00175477" style:font-size-asian="12pt" style:font-name-complex="Times New Roman1"/>
    </style:style>
    <style:style style:name="P15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none" officeooo:rsid="00248957" officeooo:paragraph-rsid="00175477" style:font-size-asian="12pt" style:font-style-asian="normal" style:font-name-complex="Times New Roman1" style:font-style-complex="normal"/>
    </style:style>
    <style:style style:name="P16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none" officeooo:rsid="0034e618" officeooo:paragraph-rsid="00175477" style:font-size-asian="12pt" style:font-style-asian="normal" style:font-name-complex="Times New Roman1" style:font-style-complex="normal"/>
    </style:style>
    <style:style style:name="P17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solid" style:text-underline-width="auto" style:text-underline-color="font-color" officeooo:paragraph-rsid="00175477" style:font-size-asian="12pt" style:font-style-asian="normal" style:font-name-complex="Times New Roman1" style:font-style-complex="normal"/>
    </style:style>
    <style:style style:name="P18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5pt" style:text-underline-style="solid" style:text-underline-width="auto" style:text-underline-color="font-color" officeooo:paragraph-rsid="00175477" style:font-size-asian="15pt" style:font-name-complex="Times New Roman1" style:font-size-complex="15pt"/>
    </style:style>
    <style:style style:name="P19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5pt" style:text-underline-style="solid" style:text-underline-width="auto" style:text-underline-color="font-color" officeooo:paragraph-rsid="00175477" style:font-size-asian="15pt" style:font-name-complex="Times New Roman1" style:font-size-complex="15pt"/>
    </style:style>
    <style:style style:name="P20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officeooo:paragraph-rsid="00175477"/>
    </style:style>
    <style:style style:name="P21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officeooo:paragraph-rsid="00175477"/>
    </style:style>
    <style:style style:name="P22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fo:font-size="15pt" style:text-underline-style="solid" style:text-underline-width="auto" style:text-underline-color="font-color" officeooo:rsid="003576b7" officeooo:paragraph-rsid="00175477" style:font-size-asian="13.1000003814697pt" style:font-size-complex="15pt"/>
    </style:style>
    <style:style style:name="P23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fo:font-style="normal" style:text-underline-style="none" officeooo:rsid="00248957" officeooo:paragraph-rsid="00175477" style:font-style-asian="normal" style:font-style-complex="normal"/>
    </style:style>
    <style:style style:name="P24" style:family="paragraph" style:parent-style-name="Standard_20__28_user_29_" style:master-page-name="Standard">
      <style:paragraph-properties fo:margin-top="0in" fo:margin-bottom="0in" loext:contextual-spacing="false" fo:line-height="115%" fo:text-align="center" style:justify-single-word="false" style:page-number="auto"/>
      <style:text-properties style:font-name="Times New Roman" fo:font-size="18pt" style:text-underline-style="solid" style:text-underline-width="auto" style:text-underline-color="font-color" fo:font-weight="bold" officeooo:paragraph-rsid="00175477" style:font-size-asian="18pt" style:font-weight-asian="bold" style:font-name-complex="Times New Roman1"/>
    </style:style>
    <style:style style:name="P25" style:family="paragraph" style:parent-style-name="List_20_Paragraph" style:list-style-name="WWNum9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26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27" style:family="paragraph" style:parent-style-name="List_20_Paragraph" style:list-style-name="WWNum10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28" style:family="paragraph" style:parent-style-name="List_20_Paragraph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29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2e90f9" officeooo:paragraph-rsid="00175477" style:font-size-asian="12pt" style:font-name-complex="Times New Roman1"/>
    </style:style>
    <style:style style:name="P30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453067" officeooo:paragraph-rsid="00175477" style:font-size-asian="12pt" style:font-name-complex="Times New Roman1"/>
    </style:style>
    <style:style style:name="P31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8926c" officeooo:paragraph-rsid="00175477" style:font-size-asian="12pt" style:font-name-complex="Times New Roman1"/>
    </style:style>
    <style:style style:name="P32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a5119" officeooo:paragraph-rsid="00175477" style:font-size-asian="12pt" style:font-name-complex="Times New Roman1"/>
    </style:style>
    <style:style style:name="P33" style:family="paragraph" style:parent-style-name="List_20_Paragraph" style:list-style-name="WWNum10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f9cca" officeooo:paragraph-rsid="00175477" style:font-size-asian="12pt" style:font-name-complex="Times New Roman1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officeooo:rsid="00248957" style:font-size-asian="12pt" style:font-name-complex="Times New Roman1"/>
    </style:style>
    <style:style style:name="T3" style:family="text">
      <style:text-properties style:font-name="Times New Roman" fo:font-size="12pt" officeooo:rsid="002852ad" style:font-size-asian="12pt" style:font-name-complex="Times New Roman1"/>
    </style:style>
    <style:style style:name="T4" style:family="text">
      <style:text-properties style:font-name="Times New Roman" fo:font-size="12pt" officeooo:rsid="003072c1" style:font-size-asian="12pt" style:font-name-complex="Times New Roman1"/>
    </style:style>
    <style:style style:name="T5" style:family="text">
      <style:text-properties style:font-name="Times New Roman" fo:font-size="12pt" officeooo:rsid="00424b46" style:font-size-asian="12pt" style:font-name-complex="Times New Roman1"/>
    </style:style>
    <style:style style:name="T6" style:family="text">
      <style:text-properties style:font-name="Times New Roman" fo:font-size="12pt" officeooo:rsid="003f54f9" style:font-size-asian="12pt" style:font-name-complex="Times New Roman1"/>
    </style:style>
    <style:style style:name="T7" style:family="text">
      <style:text-properties style:font-name="Times New Roman" fo:font-size="12pt" officeooo:rsid="0036a0b6" style:font-size-asian="12pt" style:font-name-complex="Times New Roman1"/>
    </style:style>
    <style:style style:name="T8" style:family="text">
      <style:text-properties style:font-name="Times New Roman" fo:font-size="12pt" officeooo:rsid="0034146e" style:font-size-asian="12pt" style:font-name-complex="Times New Roman1"/>
    </style:style>
    <style:style style:name="T9" style:family="text">
      <style:text-properties style:font-name="Times New Roman" fo:font-size="12pt" officeooo:rsid="00175477" style:font-size-asian="12pt" style:font-name-complex="Times New Roman1"/>
    </style:style>
    <style:style style:name="T10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/>
    </style:style>
    <style:style style:name="T11" style:family="text">
      <style:text-properties style:font-name="Times New Roman" fo:font-size="12pt" style:text-underline-style="solid" style:text-underline-width="auto" style:text-underline-color="font-color" officeooo:rsid="003f54f9" style:font-size-asian="12pt" style:font-name-complex="Times New Roman1"/>
    </style:style>
    <style:style style:name="T12" style:family="text">
      <style:text-properties style:font-name="Times New Roman" fo:font-size="12pt" style:text-underline-style="solid" style:text-underline-width="auto" style:text-underline-color="font-color" officeooo:rsid="0034146e" style:font-size-asian="12pt" style:font-name-complex="Times New Roman1"/>
    </style:style>
    <style:style style:name="T13" style:family="text">
      <style:text-properties style:font-name="Times New Roman" style:font-name-complex="Times New Roman1"/>
    </style:style>
    <style:style style:name="T14" style:family="text">
      <style:text-properties style:font-name="Times New Roman" officeooo:rsid="00424b46" style:font-name-complex="Times New Roman1"/>
    </style:style>
    <style:style style:name="T15" style:family="text">
      <style:text-properties officeooo:rsid="002852a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34146e"/>
    </style:style>
    <style:style style:name="T18" style:family="text">
      <style:text-properties style:text-underline-style="none" officeooo:rsid="0036a0b6"/>
    </style:style>
    <style:style style:name="T19" style:family="text">
      <style:text-properties style:text-underline-style="none" officeooo:rsid="0034e618"/>
    </style:style>
    <style:style style:name="T20" style:family="text">
      <style:text-properties officeooo:rsid="0034146e"/>
    </style:style>
    <style:style style:name="T21" style:family="text">
      <style:text-properties officeooo:rsid="001fa62e"/>
    </style:style>
    <style:style style:name="T22" style:family="text">
      <style:text-properties officeooo:rsid="002f9cca"/>
    </style:style>
    <style:style style:name="T23" style:family="text">
      <style:text-properties officeooo:rsid="0032051b"/>
    </style:style>
    <style:style style:name="T24" style:family="text">
      <style:text-properties officeooo:rsid="002a5119"/>
    </style:style>
    <style:style style:name="T25" style:family="text">
      <style:text-properties officeooo:rsid="0018340c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Data Base System Implementation</text:p>
      <text:p text:style-name="P9">COP-6726</text:p>
      <text:p text:style-name="P10">Submitted by:</text:p>
      <text:p text:style-name="P11">Naman Arora</text:p>
      <text:p text:style-name="P11">UFID: 3979-0439</text:p>
      <text:p text:style-name="P11">Nikunj Sarda</text:p>
      <text:p text:style-name="P11">UFID: 9360-6581</text:p>
      <text:p text:style-name="P19">Introduction:</text:p>
      <text:p text:style-name="P21"><text:span text:style-name="T1">This document is intended to present the outcomes and the process of the completed work for the Project </text:span><text:span text:style-name="T9">4_1</text:span><text:span text:style-name="T1">. The </text:span><text:span text:style-name="T9">statistics formulation</text:span><text:span text:style-name="T2"> for </text:span><text:span text:style-name="T1">DB file implementation </text:span><text:span text:style-name="T3">have</text:span><text:span text:style-name="T1"> been successfully materialized and tested. The repository for all the work is present </text:span><text:a xlink:type="simple" xlink:href="https://gitlab.com/r0ck3r008/database-from-scratch" text:style-name="ListLabel_20_16" text:visited-style-name="ListLabel_20_16"><text:span text:style-name="Internet_20_link"><text:span text:style-name="T1">here</text:span></text:span></text:a><text:span text:style-name="T1">.</text:span></text:p>
      <text:p text:style-name="P13"/>
      <text:p text:style-name="P18">Source File Hierarchy:</text:p>
      <text:p text:style-name="P20"><text:span text:style-name="T1">The directories are arranged in a flat manner </text:span><text:span text:style-name="T4">with exception of a tpch-dbgen project directory</text:span><text:span text:style-name="T1">. The tpch-dbgen is the git repository for the TPCH sub program. </text:span><text:span text:style-name="T5">Please make sure the *.tbl files are present BEFORE test is run.</text:span></text:p>
      <text:p text:style-name="P14"/>
      <text:p text:style-name="P22"><text:span text:style-name="T14">S</text:span><text:span text:style-name="T13">ome Points to Note:</text:span></text:p>
      <text:p text:style-name="P23"><text:span text:style-name="T6">→</text:span><text:span text:style-name="T7"> </text:span><text:span text:style-name="T11">N</text:span><text:span text:style-name="T10">ote </text:span><text:span text:style-name="T12">1</text:span><text:span text:style-name="T8">:</text:span><text:span text:style-name="T1"> <text:s/>flex version </text:span><text:span text:style-name="T8">equal or </text:span><text:span text:style-name="T1">higher than 2.6 </text:span><text:span text:style-name="T8">is needed </text:span><text:span text:style-name="T1">to run the above implementation </text:span><text:span text:style-name="T8">and</text:span><text:span text:style-name="T1"> not get below error </text:span><text:span text:style-name="T8">during compilation phase</text:span><text:span text:style-name="T1">:</text:span></text:p>
      <text:p text:style-name="P15">“lexer_func.l:67:1: error: ‘yyfunclineno’ undeclared (first use in this function); did you mean ‘yyfuncleng’?”</text:p>
      <text:p text:style-name="P15">while running the make to generate test.out file. <text:span text:style-name="T15">If such an error arises, however, please uncomment line 16 in ‘lexer_func.l’.</text:span></text:p>
      <text:p text:style-name="P17"><text:span text:style-name="T17">→</text:span><text:span text:style-name="T18"> </text:span><text:span text:style-name="T20">Note 2:</text:span><text:span text:style-name="T17"> Please use “</text:span><text:span text:style-name="T19">add a lot” option, set as default, in sorted_file_test.out since some tables, notably the partsupp.tbl get killed by the OS due to large number of processes.</text:span></text:p>
      <text:p text:style-name="P16"/>
      <text:p text:style-name="P18">The compilation process:</text:p>
      <text:p text:style-name="P12">The compilation process is accomplished by a recursive call to Makefiles in each subdirectory by the Makefile in the src/ directory.</text:p>
      <text:p text:style-name="P12">The provided NamanArora_NikunjSarda_p<text:span text:style-name="T21">3</text:span>.zip has one sub-directory, src/.</text:p>
      <text:p text:style-name="P28">$&gt; unzip NamanArora_NikunjSarda_p<text:span text:style-name="T21">3</text:span>.zip</text:p>
      <text:p text:style-name="P28">$&gt; cd proj<text:span text:style-name="T21">3</text:span></text:p>
      <text:p text:style-name="P12">Now to build:</text:p>
      <text:p text:style-name="P28">$&gt; make</text:p>
      <text:p text:style-name="P31">The above command will create all the <text:span text:style-name="T22">binaries, test.out, gtest.out, test_heap.out and test_bigq.out along with tpch-dbgen/dbgen</text:span>.</text:p>
      <text:p text:style-name="P12">To generate tpch-dbgen files (tpch-dbgen/ sub-dir is always compiled with all of the above targets)</text:p>
      <text:list xml:id="list1079255690" text:style-name="WWNum9">
        <text:list-item>
          <text:p text:style-name="P25">$&gt; cd tpch-dbgen/</text:p>
        </text:list-item>
      </text:list>
      <text:list xml:id="list1990806649" text:style-name="WWNum4">
        <text:list-item>
          <text:p text:style-name="P26">$&gt; ./dbgen &lt;options&gt; -s &lt;size&gt;</text:p>
        </text:list-item>
        <text:list-item>
          <text:p text:style-name="P29"><text:soft-page-break/>$&gt; <text:span text:style-name="T20">mv</text:span> *.tbl ..</text:p>
        </text:list-item>
        <text:list-item>
          <text:p text:style-name="P30">$&gt; sync</text:p>
        </text:list-item>
      </text:list>
      <text:p text:style-name="P32">To generate heap database files required for running the test driver,</text:p>
      <text:p text:style-name="P32"><text:s text:c="12"/>$&gt; make heap_gen.out</text:p>
      <text:p text:style-name="P32"><text:s text:c="12"/>$&gt; ./create_heap_file.sh # <text:s/>All the heap database files will be available</text:p>
      <text:p text:style-name="P32">To generate binary for creating sorted database files:</text:p>
      <text:p text:style-name="P32"><text:s text:c="12"/>$&gt; make sorted_test_file.ou<text:span text:style-name="T23">t</text:span> # This creates the binary driver for project 2 milestone 2</text:p>
      <text:p text:style-name="P32">To run the associated Gtests for the current submission:</text:p>
      <text:p text:style-name="P32"><text:s text:c="12"/>$&gt; make gtest.out</text:p>
      <text:p text:style-name="P32"><text:s text:c="12"/>$&gt; ./gtest.out</text:p>
      <text:p text:style-name="P12">To clean the repository, <text:span text:style-name="T24">excluding *.bin and *.tbl files</text:span>,</text:p>
      <text:list xml:id="list31098119" text:style-name="WWNum10">
        <text:list-item>
          <text:p text:style-name="P27">$&gt; make clean</text:p>
          <text:p text:style-name="P33">To clean the repository, including *.bin and *.tb<text:span text:style-name="T24">l files</text:span></text:p>
          <text:p text:style-name="P33"><text:s text:c="11"/>$&gt; make distclean</text:p>
        </text:list-item>
      </text:list>
      <text:p text:style-name="P2"/>
      <text:p text:style-name="P1">Change log:</text:p>
      <text:list xml:id="list865030460" text:style-name="L1">
        <text:list-item>
          <text:p text:style-name="P3">Completed statistics.cc and statistics.h</text:p>
        </text:list-item>
        <text:list-item>
          <text:p text:style-name="P3">Added state_helper.cc</text:p>
        </text:list-item>
      </text:list>
      <text:p text:style-name="P4"/>
      <text:p text:style-name="P6">statistics.cc:</text:p>
      <text:list xml:id="list3940033808" text:style-name="L2">
        <text:list-item>
          <text:p text:style-name="P5">relInfo :: relInfo(): constructor to relation info struct</text:p>
        </text:list-item>
        <text:list-item>
          <text:p text:style-name="P5">relInfo :: ~relInfo(): destructor to relation info struct</text:p>
        </text:list-item>
        <text:list-item>
          <text:p text:style-name="P5">relInfo&amp; relInfo :: operator=(relInfo&amp; in): definition of operator = for relation info struct</text:p>
        </text:list-item>
        <text:list-item>
          <text:p text:style-name="P5">attInfo :: attInfo(): constructor to attribute info struct</text:p>
        </text:list-item>
        <text:list-item>
          <text:p text:style-name="P5">attInfo :: ~attInfo(): destructor to attribute info struct</text:p>
        </text:list-item>
        <text:list-item>
          <text:p text:style-name="P5">attInfo&amp; attInfo :: operator=(attInfo&amp; in): definition of operator = for attribute info struct</text:p>
        </text:list-item>
        <text:list-item>
          <text:p text:style-name="P5">Statistics :: Statistics(): constructor to statistics class</text:p>
        </text:list-item>
        <text:list-item>
          <text:p text:style-name="P5">Statistics :: Statistics(Statistics &amp;copyMe): constructor to class statistics to perform deep copy of data structure</text:p>
        </text:list-item>
        <text:list-item>
          <text:p text:style-name="P5">Statistics :: ~Statistics(): destructor to class statistics</text:p>
        </text:list-item>
        <text:list-item>
          <text:p text:style-name="P5">void Statistics :: AddRel(char *rel_name, int num_tuples): Method to add another relation to base structure</text:p>
        </text:list-item>
        <text:list-item>
          <text:p text:style-name="P5">void Statistics :: AddAtt(char *rel_name, char *att_name, int num_distincts): Method to add another attribute to base relation of the structure</text:p>
        </text:list-item>
        <text:list-item>
          <text:p text:style-name="P5">void Statistics :: CopyRel(char *oldName, char *newName): Produces copy of a relation under new name</text:p>
        </text:list-item>
        <text:list-item>
          <text:p text:style-name="P5">void Statistics :: Read(char *fname): Read from the text file</text:p>
        </text:list-item>
        <text:list-item>
          <text:p text:style-name="P5">void Statistics :: Write(char *fname): Write to the text file</text:p>
        </text:list-item>
        <text:list-item>
          <text:p text:style-name="P5">void <text:s/>Statistics :: Apply(struct AndList *parseTree, char **relNames, int numToJoin): <text:span text:style-name="T25">Method to simulate join for listed relations for given predicates</text:span></text:p>
        </text:list-item>
        <text:list-item>
          <text:p text:style-name="P5">double Statistics :: Estimate(struct AndList *parseTree, char **relNames, int numToJoin): <text:span text:style-name="T25">Method to compute number of tuples resulted from the join of listed relations for given </text:span><text:soft-page-break/><text:span text:style-name="T25">predicates</text:span></text:p>
        </text:list-item>
      </text:list>
      <text:p text:style-name="P4"/>
      <text:p text:style-name="P7">state_helper.cc<text:span text:style-name="T16">: </text:span></text:p>
      <text:list xml:id="list315371898" text:style-name="L3">
        <text:list-item>
          <text:p text:style-name="P8"><text:span text:style-name="T16">FILE *Statistics :: f_handle(char *fname, const char *perm): Method to handle different states of a file and choose options to execute accordingly</text:span></text:p>
        </text:list-item>
        <text:list-item>
          <text:p text:style-name="P8"><text:span text:style-name="T16">void Statistics :: cost_calc(struct ComparisonOp *op, int apply, double *res): </text:span></text:p>
        </text:list-item>
        <text:list-item>
          <text:p text:style-name="P8"><text:span text:style-name="T16">void Statistics :: stat_helper(struct AndList *alist, struct OrList *olist, int apply, double *res)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fo:hyphenate="false" fo:hyphenation-remain-char-count="2" fo:hyphenation-push-char-count="2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6T22:31:20.691267673</dc:date>
    <meta:editing-duration>PT7M57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3" meta:paragraph-count="65" meta:word-count="649" meta:character-count="4312" meta:non-whitespace-character-count="3680"/>
  </office:meta>
</office:document-meta>
</file>